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subtitle">
      <style:graphic-properties draw:fill-color="#ffffff" fo:min-height="35.233cm"/>
      <style:paragraph-properties style:writing-mode="lr-tb"/>
    </style:style>
    <style:style style:name="pr2" style:family="presentation" style:parent-style-name="Classy_5f_Red-notes">
      <style:graphic-properties draw:fill-color="#ffffff" fo:min-height="13.364cm"/>
      <style:paragraph-properties style:writing-mode="lr-tb"/>
    </style:style>
    <style:style style:name="pr3" style:family="presentation" style:parent-style-name="Classy_5f_Red-title">
      <style:graphic-properties draw:auto-grow-height="true" fo:min-height="7.6cm"/>
      <style:paragraph-properties style:writing-mode="lr-tb"/>
    </style:style>
    <style:style style:name="pr4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5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1-title">
      <style:graphic-properties draw:auto-grow-height="true" fo:min-height="2.629cm"/>
      <style:paragraph-properties style:writing-mode="lr-tb"/>
    </style:style>
    <style:style style:name="pr7" style:family="presentation" style:parent-style-name="Classy_5f_Red1-outline1">
      <style:graphic-properties fo:min-height="7.969cm"/>
      <style:paragraph-properties style:writing-mode="lr-tb"/>
    </style:style>
    <style:style style:name="pr8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Classy_5f_Red1-title" style:list-style-name="L2">
      <style:graphic-properties draw:auto-grow-height="true" fo:min-height="2.629cm"/>
      <style:paragraph-properties style:writing-mode="lr-tb"/>
    </style:style>
    <style:style style:name="pr10" style:family="presentation" style:parent-style-name="Classy_5f_Red1-notes">
      <style:graphic-properties draw:fill-color="#ffffff" fo:min-height="13.364cm"/>
      <style:paragraph-properties style:writing-mode="lr-tb"/>
    </style:style>
    <style:style style:name="pr11" style:family="presentation" style:parent-style-name="Classy_5f_Red1-title">
      <style:graphic-properties fo:min-height="2.629cm"/>
      <style:paragraph-properties style:writing-mode="lr-tb"/>
    </style:style>
    <style:style style:name="pr12" style:family="presentation" style:parent-style-name="Classy_5f_Red1-subtitle">
      <style:graphic-properties draw:fill-color="#ffffff" fo:min-height="12.1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style:text-properties style:font-name="Liberation Sans1"/>
    </style:style>
    <style:style style:name="P4" style:family="paragraph">
      <style:paragraph-properties fo:margin-left="0cm" fo:margin-right="0cm" fo:margin-top="0cm" fo:margin-bottom="0.499cm" fo:text-align="start" fo:text-indent="0cm"/>
    </style:style>
    <style:style style:name="T1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32">
        <office:forms form:automatic-focus="false" form:apply-design-mode="false"/>
        <draw:frame presentation:style-name="pr1" draw:text-style-name="P1" draw:layer="layout" svg:width="25.199cm" svg:height="31.5cm" svg:x="0cm" svg:y="1.8cm" presentation:class="subtitle">
          <draw:text-box>
            <text:p>https://www.mentimeter.com/s/bdc649f68ab72852cef8c32704f841c0/e2a361f9aa5d/ed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Classy_5f_Red" presentation:presentation-page-layout-name="AL2T0">
        <office:forms form:automatic-focus="false" form:apply-design-mode="false"/>
        <draw:frame presentation:style-name="pr3" draw:layer="layout" svg:width="25.199cm" svg:height="7.6cm" svg:x="0.022cm" svg:y="1.8cm" presentation:class="title" presentation:user-transformed="true">
          <draw:text-box>
            <text:p>W-Seminar Zwischen Refarat II</text:p>
          </draw:text-box>
        </draw:frame>
        <draw:frame presentation:style-name="pr4" draw:text-style-name="P1" draw:layer="layout" svg:width="14.599cm" svg:height="3.6cm" svg:x="10.6cm" svg:y="10cm" presentation:class="subtitle" presentation:user-transformed="true">
          <draw:text-box>
            <text:p>Lingyun Yang</text:p>
            <text:p>Q11</text:p>
          </draw:text-box>
        </draw:frame>
        <presentation:notes draw:style-name="dp3">
          <draw:page-thumbnail draw:style-name="gr1" draw:layer="layout" svg:width="19.8cm" svg:height="11.14cm" svg:x="0.599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2" draw:master-page-name="Classy_5f_Red1" presentation:presentation-page-layout-name="AL3T1">
        <office:forms form:automatic-focus="false" form:apply-design-mode="false"/>
        <draw:frame presentation:style-name="pr6" draw:text-style-name="P3" draw:layer="layout" svg:width="25.199cm" svg:height="2.629cm" svg:x="1.4cm" svg:y="1.571cm" presentation:class="title" presentation:user-transformed="true">
          <draw:text-box>
            <text:p text:style-name="P3"><text:span text:style-name="T1">Gliederung </text:span></text:p>
          </draw:text-box>
        </draw:frame>
        <draw:frame presentation:style-name="pr7" draw:text-style-name="P3" draw:layer="layout" svg:width="25.199cm" svg:height="9.8cm" svg:x="1.301cm" svg:y="4cm" presentation:class="outline" presentation:user-transformed="true">
          <draw:text-box>
            <text:list text:style-name="L2">
              <text:list-item>
                <text:p text:style-name="P3"><text:span text:style-name="T1">Gliederung Vergleich</text:span></text:p>
              </text:list-item>
              <text:list-item>
                <text:p text:style-name="P3"><text:span text:style-name="T1">Literaturverzeichnis (Nur neu)</text:span></text:p>
              </text:list-item>
              <text:list-item>
                <text:p text:style-name="P3"><text:span text:style-name="T1">Aktuelle Probleme</text:span></text:p>
              </text:list-item>
              <text:list-item>
                <text:p text:style-name="P3"><text:span text:style-name="T1">Schwerpunkt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2" draw:master-page-name="Classy_5f_Red1" presentation:presentation-page-layout-name="AL3T1">
        <office:forms form:automatic-focus="false" form:apply-design-mode="false"/>
        <draw:frame presentation:style-name="pr9" draw:text-style-name="P4" draw:layer="layout" svg:width="25.199cm" svg:height="2.629cm" svg:x="1.4cm" svg:y="1.571cm" presentation:class="title" presentation:user-transformed="true">
          <draw:text-box>
            <text:p text:style-name="P4">Gliederung a. Ver.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3">
              <text:list-item>
                <text:p>Arten und Funktionsweise von Doping</text:p>
              </text:list-item>
              <text:list-item>
                <text:p>Funktionsweise von Drogentest</text:p>
              </text:list-item>
              <text:list-item>
                <text:p>“Cocktail”</text:p>
              </text:list-item>
              <text:list-item>
                <text:p>Kurzfristige und Langfrtige Auswirkung von Verschiedene Doping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2" draw:master-page-name="Classy_5f_Red1" presentation:presentation-page-layout-name="AL3T1">
        <office:forms form:automatic-focus="false" form:apply-design-mode="false"/>
        <draw:frame presentation:style-name="pr11" draw:layer="layout" svg:width="25.199cm" svg:height="2.629cm" svg:x="1.4cm" svg:y="1.571cm" presentation:class="title">
          <draw:text-box>
            <text:p text:style-name="P4">Gliederung n. Ver.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Einleitung</text:p>
                <text:p>1.1 Geschichtliche Hintergrund</text:p>
                <text:p>1.2 Situationen Heutzutage</text:p>
              </text:list-item>
              <text:list-item>
                <text:p>Verschiedene Dopingsmethode</text:p>
                <text:p>2.1 Funktionsweise</text:p>
                <text:p>2.2 Mögliche Motivationen und Auswirkungen</text:p>
                <text:p>2.3 Mögliche Folgen</text:p>
              </text:list-item>
              <text:list-item>
                <text:p>Langfristige Einfluss und Regeneration</text:p>
                <text:p>3.1 Langfristige Einfluss auf Körper</text:p>
                <text:p>3.2 Langfristige psychologische Probleme</text:p>
                <text:p>3.3 Regeneration nach Dopinganwendungen</text:p>
              </text:list-item>
              <text:list-item>
                <text:p>Literaturverzeichnis</text:p>
                <text:p>4.1 Bücher</text:p>
                <text:p>4.2 Internets Materialie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2" draw:master-page-name="Classy_5f_Red1" presentation:presentation-page-layout-name="AL3T1">
        <office:forms form:automatic-focus="false" form:apply-design-mode="false"/>
        <draw:frame presentation:style-name="pr11" draw:layer="layout" svg:width="25.199cm" svg:height="2.629cm" svg:x="1.4cm" svg:y="1.571cm" presentation:class="title" presentation:user-transformed="true">
          <draw:text-box>
            <text:p>Neue Materialien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Die Doping-Generation ; reine Leistung statt Spritzensport</text:p>
              </text:list-item>
              <text:list-item>
                <text:p>Dopingmittel - Geschichte, Nachweise, Entwicklungen ; unter besonderer Berücksichtigung der DDR</text:p>
              </text:list-item>
              <text:list-item>
                <text:p>Sport und Ernährung ; wissenschaftlich basierte Empfehlungen, Tipps und Ernährungspläne für die Praxi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2" draw:master-page-name="Classy_5f_Red1" presentation:presentation-page-layout-name="AL3T1">
        <office:forms form:automatic-focus="false" form:apply-design-mode="false"/>
        <draw:frame presentation:style-name="pr11" draw:layer="layout" svg:width="25.199cm" svg:height="2.629cm" svg:x="1.4cm" svg:y="1.571cm" presentation:class="title" presentation:user-transformed="true">
          <draw:text-box>
            <text:p>Aktuelle Probleme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Ziel bzw. Thema unklar/nicht konkret</text:p>
              </text:list-item>
              <text:list-item>
                <text:p>Gliederung und Literaturverzeichnis</text:p>
              </text:list-item>
              <text:list-item>
                <text:p>Kenntnisstruktur </text:p>
              </text:list-item>
              <text:list-item>
                <text:p>Umwelt</text:p>
              </text:list-item>
              <text:list-item>
                <text:p>Portofolio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2" draw:master-page-name="Classy_5f_Red1" presentation:presentation-page-layout-name="AL3T1">
        <office:forms form:automatic-focus="false" form:apply-design-mode="false"/>
        <draw:frame presentation:style-name="pr11" draw:layer="layout" svg:width="25.199cm" svg:height="2.629cm" svg:x="1.4cm" svg:y="1.571cm" presentation:class="title" presentation:user-transformed="true">
          <draw:text-box>
            <text:p>Schwerpunkt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Zeitplan erstellen</text:p>
              </text:list-item>
              <text:list-item>
                <text:p>Gliederung und Literaturverzeichnis überarbeiten</text:p>
              </text:list-item>
              <text:list-item>
                <text:p>Vertiefung Recherche </text:p>
              </text:list-item>
              <text:list-item>
                <text:p>Kenntnisbereich erweitern und konstruieren/organisieren</text:p>
              </text:list-item>
              <text:list-item>
                <text:p>Portofolio vervollständig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2" draw:master-page-name="Classy_5f_Red1" presentation:presentation-page-layout-name="AL1T32">
        <office:forms form:automatic-focus="false" form:apply-design-mode="false"/>
        <draw:frame presentation:style-name="pr12" draw:text-style-name="P1" draw:layer="layout" svg:width="25.199cm" svg:height="12.19cm" svg:x="1.4cm" svg:y="1.571cm" presentation:class="subtitle" presentation:user-transformed="true">
          <draw:text-box>
            <text:p>Danke für eure Aufmerksamkeit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编号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7T18:58:40.457000000</meta:creation-date>
    <meta:editing-duration>PT18M29S</meta:editing-duration>
    <meta:editing-cycles>6</meta:editing-cycles>
    <meta:generator>LibreOffice/7.0.3.1$Windows_X86_64 LibreOffice_project/d7547858d014d4cf69878db179d326fc3483e082</meta:generator>
    <dc:title>Classy Red</dc:title>
    <dc:date>2021-04-28T05:55:48.047000000</dc:date>
    <meta:document-statistic meta:object-count="71"/>
  </office:meta>
</office:document-meta>
</file>